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9cm" fo:margin-top="0cm" fo:margin-bottom="0cm" table:align="center" style:writing-mode="lr-tb"/>
    </style:style>
    <style:style style:name="Таблица1.A" style:family="table-column">
      <style:table-column-properties style:column-width="7.839cm"/>
    </style:style>
    <style:style style:name="Таблица1.B" style:family="table-column">
      <style:table-column-properties style:column-width="9.252cm"/>
    </style:style>
    <style:style style:name="Таблица1.1" style:family="table-row">
      <style:table-row-properties style:min-row-height="1.485cm" fo:keep-together="auto"/>
    </style:style>
    <style:style style:name="Таблица1.A1" style:family="table-cell">
      <style:table-cell-properties style:vertical-align="middle" fo:padding-left="0.212cm" fo:padding-right="0.212cm" fo:padding-top="0cm" fo:padding-bottom="0cm" fo:border="none"/>
    </style:style>
    <style:style style:name="Таблица1.2" style:family="table-row">
      <style:table-row-properties style:min-row-height="1.998cm"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fo:padding-left="0.212cm" fo:padding-right="0.212cm" fo:padding-top="0cm" fo:padding-bottom="0cm" fo:border="none"/>
    </style:style>
    <style:style style:name="Таблица1.4" style:family="table-row">
      <style:table-row-properties style:min-row-height="9.176cm" fo:keep-together="auto"/>
    </style:style>
    <style:style style:name="Таблица1.5" style:family="table-row">
      <style:table-row-properties style:min-row-height="2.309cm" fo:keep-together="auto"/>
    </style:style>
    <style:style style:name="Таблица1.A5" style:family="table-cell">
      <style:table-cell-properties fo:padding-left="0.212cm" fo:padding-right="0.212cm" fo:padding-top="0cm" fo:padding-bottom="0cm" fo:border="none"/>
    </style:style>
    <style:style style:name="Таблица1.B5" style:family="table-cell">
      <style:table-cell-properties fo:padding-left="0.212cm" fo:padding-right="0.212cm" fo:padding-top="0cm" fo:padding-bottom="0cm" fo:border="none"/>
    </style:style>
    <style:style style:name="Таблица1.6" style:family="table-row">
      <style:table-row-properties style:min-row-height="5.768cm" fo:keep-together="always"/>
    </style:style>
    <style:style style:name="Таблица1.A6" style:family="table-cell">
      <style:table-cell-properties style:vertical-align="bottom" fo:padding-left="0.212cm" fo:padding-right="0.212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01742"/>
    </style:style>
    <style:style style:name="P2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officeooo:paragraph-rsid="00201742" style:font-size-complex="14pt"/>
    </style:style>
    <style:style style:name="P3" style:family="paragraph" style:parent-style-name="Standard">
      <style:paragraph-properties fo:margin-left="0cm" fo:margin-right="0.049cm" fo:line-height="115%" fo:text-indent="0cm" style:auto-text-indent="false"/>
      <style:text-properties officeooo:paragraph-rsid="00201742" style:font-size-complex="14pt"/>
    </style:style>
    <style:style style:name="P4" style:family="paragraph" style:parent-style-name="Standard">
      <style:paragraph-properties fo:margin-left="0cm" fo:margin-right="0.049cm" fo:line-height="115%" fo:text-align="end" style:justify-single-word="false" fo:text-indent="0cm" style:auto-text-indent="false"/>
      <style:text-properties officeooo:paragraph-rsid="00201742"/>
    </style:style>
    <style:style style:name="P5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officeooo:paragraph-rsid="00201742"/>
    </style:style>
    <style:style style:name="P6" style:family="paragraph" style:parent-style-name="Standard">
      <style:paragraph-properties fo:margin-left="0cm" fo:margin-right="0.049cm" fo:line-height="115%" fo:text-indent="0cm" style:auto-text-indent="false"/>
      <style:text-properties officeooo:paragraph-rsid="00201742"/>
    </style:style>
    <style:style style:name="P7" style:family="paragraph" style:parent-style-name="Standard">
      <style:paragraph-properties fo:margin-left="0cm" fo:margin-right="0.049cm" fo:line-height="115%" fo:text-indent="0cm" style:auto-text-indent="false"/>
      <style:text-properties officeooo:paragraph-rsid="0022b5a5"/>
    </style:style>
    <style:style style:name="P8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font-style="italic" officeooo:paragraph-rsid="00201742" style:font-style-asian="italic" style:font-size-complex="14pt"/>
    </style:style>
    <style:style style:name="P9" style:family="paragraph" style:parent-style-name="Standard">
      <style:paragraph-properties fo:margin-left="0cm" fo:margin-right="0.049cm" fo:line-height="115%" fo:text-indent="0cm" style:auto-text-indent="false"/>
      <style:text-properties officeooo:rsid="002487b0" officeooo:paragraph-rsid="002487b0"/>
    </style:style>
    <style:style style:name="P10" style:family="paragraph" style:parent-style-name="Standard">
      <style:paragraph-properties fo:margin-left="0cm" fo:margin-right="0.049cm" fo:line-height="115%" fo:text-indent="1.27cm" style:auto-text-indent="false"/>
      <style:text-properties officeooo:paragraph-rsid="00201742" style:font-size-complex="14pt"/>
    </style:style>
    <style:style style:name="P11" style:family="paragraph" style:parent-style-name="Standard" style:master-page-name="First_20_Page">
      <style:paragraph-properties style:page-number="auto"/>
      <style:text-properties officeooo:rsid="001cd3c2" officeooo:paragraph-rsid="00201742"/>
    </style:style>
    <style:style style:name="P12" style:family="paragraph" style:parent-style-name="Text_20_body">
      <style:paragraph-properties fo:text-align="justify" style:justify-single-word="false"/>
      <style:text-properties officeooo:rsid="00252405" officeooo:paragraph-rsid="00268946"/>
    </style:style>
    <style:style style:name="P13" style:family="paragraph" style:parent-style-name="Text_20_body">
      <style:paragraph-properties fo:text-align="start" style:justify-single-word="false"/>
      <style:text-properties officeooo:rsid="002edd86" officeooo:paragraph-rsid="002edd86"/>
    </style:style>
    <style:style style:name="P14" style:family="paragraph" style:parent-style-name="Text_20_body">
      <style:paragraph-properties fo:text-align="start" style:justify-single-word="false" fo:break-before="page"/>
      <style:text-properties officeooo:rsid="002edd86" officeooo:paragraph-rsid="002edd86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 fo:break-before="page"/>
    </style:style>
    <style:style style:name="P18" style:family="paragraph" style:parent-style-name="Заголовок_20_2_20_Не_20_в_20_оглавление">
      <loext:graphic-properties draw:fill="none"/>
      <style:paragraph-properties fo:margin-left="1.02cm" fo:margin-right="0cm" fo:margin-top="0.349cm" fo:margin-bottom="0.21cm" loext:contextual-spacing="false" fo:text-align="center" style:justify-single-word="false" fo:text-indent="-1.02cm" style:auto-text-indent="false" fo:background-color="transparent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Bibliography_20_1">
      <style:paragraph-properties>
        <style:tab-stops/>
      </style:paragraph-properties>
    </style:style>
    <style:style style:name="T1" style:family="text">
      <style:text-properties style:font-size-complex="14pt"/>
    </style:style>
    <style:style style:name="T2" style:family="text">
      <style:text-properties officeooo:rsid="00201742" style:font-size-complex="14pt"/>
    </style:style>
    <style:style style:name="T3" style:family="text">
      <style:text-properties officeooo:rsid="0021e374" style:font-size-complex="14pt"/>
    </style:style>
    <style:style style:name="T4" style:family="text">
      <style:text-properties fo:font-style="italic" style:font-style-asian="italic" style:font-name-complex="Times New Roman1" style:font-size-complex="14pt"/>
    </style:style>
    <style:style style:name="T5" style:family="text">
      <style:text-properties fo:font-style="italic" officeooo:rsid="002487b0" style:font-style-asian="italic" style:font-name-complex="Times New Roman1" style:font-size-complex="14pt"/>
    </style:style>
    <style:style style:name="T6" style:family="text">
      <style:text-properties fo:font-style="italic" style:font-style-asian="italic" style:font-size-complex="14pt"/>
    </style:style>
    <style:style style:name="T7" style:family="text">
      <style:text-properties fo:font-style="italic" officeooo:rsid="002487b0" style:font-style-asian="italic" style:font-size-complex="14pt"/>
    </style:style>
    <style:style style:name="T8" style:family="text">
      <style:text-properties style:text-underline-style="solid" style:text-underline-width="auto" style:text-underline-color="font-color" style:font-size-complex="14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201742" style:font-size-complex="14pt"/>
    </style:style>
    <style:style style:name="T10" style:family="text">
      <style:text-properties officeooo:rsid="00268946"/>
    </style:style>
    <style:style style:name="T11" style:family="text">
      <style:text-properties fo:font-size="16pt" fo:font-weight="bold" style:font-size-asian="14pt" style:font-weight-asian="bold" style:font-size-complex="16pt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><text:span text:style-name="T1">МИНОБРНАУКИ РОССИИ</text:span></text:p>
            <text:p text:style-name="P1"><text:span text:style-name="T1">Федеральное государственное бюджетное образовательное учреждение </text:span></text:p>
            <text:p text:style-name="P1"><text:span text:style-name="T1">высшего профессионального образования </text:span></text:p>
            <text:p text:style-name="P1"><text:span text:style-name="T1">«Пермский государственный национальный исследовательский университет»</text:span></text:p>
            <text:p text:style-name="P2"/>
          </table:table-cell>
          <table:covered-table-cell/>
        </table:table-row>
        <table:table-row table:style-name="Таблица1.2">
          <table:table-cell table:style-name="Таблица1.A1" table:number-columns-spanned="2" office:value-type="string">
            <text:p text:style-name="P4"><text:span text:style-name="T1">Кафедра информационных технологий </text:span></text:p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7"><text:span text:style-name="T1">УДК </text:span><text:span text:style-name="T2">004.896::</text:span><text:span text:style-name="T3">[</text:span><text:span text:style-name="T1">004.</text:span><text:span text:style-name="T2">93`1+</text:span><text:span text:style-name="T9">910.27</text:span><text:span text:style-name="T3">]</text:span></text:p>
          </table:table-cell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5"><text:span text:style-name="T1">Отчет</text:span></text:p>
            <text:p text:style-name="P5"><text:span text:style-name="T1">О НАУЧНО-ИСЛЕДОВАТЕЛЬСКОЙ РАБОТЕ</text:span></text:p>
            <text:p text:style-name="P8"/>
            <text:p text:style-name="P5"><text:span text:style-name="T4">Разработка </text:span><text:span text:style-name="T5">геоинформационной</text:span><text:span text:style-name="T4"> системы </text:span><text:span text:style-name="T5">самоходного роботизированного комплекса.</text:span></text:p>
            <text:p text:style-name="P2"/>
          </table:table-cell>
          <table:covered-table-cell/>
        </table:table-row>
        <table:table-row table:style-name="Таблица1.5">
          <table:table-cell table:style-name="Таблица1.A5" office:value-type="string">
            <text:p text:style-name="P10"/>
          </table:table-cell>
          <table:table-cell table:style-name="Таблица1.B5" office:value-type="string">
            <text:p text:style-name="P6"><text:span text:style-name="T1">Работу выполнил студент <text:line-break/>группы</text:span><text:span text:style-name="T6"> ФИТ-1,2-12 <text:s/></text:span><text:span text:style-name="T7">4</text:span><text:span text:style-name="T1"> курса </text:span></text:p>
            <text:p text:style-name="P6"><text:span text:style-name="T1">механико-математического факультета </text:span></text:p>
            <text:p text:style-name="P9"><text:span text:style-name="T6">Пушкин Александр Витальевич</text:span></text:p>
            <text:p text:style-name="P3"/>
            <text:p text:style-name="P6"><text:span text:style-name="T1">Руководитель:</text:span></text:p>
            <text:p text:style-name="P6"><text:span text:style-name="T1">кандидат технических наук, доцент</text:span></text:p>
            <text:p text:style-name="P6"><text:span text:style-name="T6">Курушин Даниил Сергеевич</text:span></text:p>
            <text:p text:style-name="P6"><text:span text:style-name="T1">«_____»</text:span><text:span text:style-name="T8"><text:tab/><text:tab/><text:tab/> </text:span><text:span text:style-name="T1"><text:s text:c="2"/>201__ г.</text:span></text:p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5"><text:span text:style-name="T1">Пермь 2016</text:span></text:p>
          </table:table-cell>
          <table:covered-table-cell/>
        </table:table-row>
      </table:table>
      <text:p text:style-name="P18"><text:bookmark-start text:name="__RefHeading___Toc328_187563420"/><text:soft-page-break/><text:span text:style-name="T11">Аннотация</text:span><text:bookmark-end text:name="__RefHeading___Toc328_187563420"/></text:p>
      <text:p text:style-name="P12">Пушкин Александр Витальевич. Курсовая работа «<text:span text:style-name="T10">р</text:span><text:span text:style-name="T4">азработка </text:span><text:span text:style-name="T5">геоинформационной</text:span><text:span text:style-name="T4"> системы </text:span><text:span text:style-name="T5">самоходного роботизированного комплекса</text:span>». Работа содержит анализ предметной области, выбор средств <text:span text:style-name="T10">картографирования и распознавания образов</text:span>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9">Оглавление</text:p>
          </text:index-title>
          <text:p text:style-name="P15"><text:a xlink:type="simple" xlink:href="#__RefHeading___Toc335_187563420" text:style-name="Index_20_Link" text:visited-style-name="Index_20_Link">Введение<text:tab/>4</text:a></text:p>
        </text:index-body>
      </text:table-of-content>
      <text:p text:style-name="P12"/>
      <text:h text:style-name="P17" text:outline-level="2"><text:bookmark-start text:name="__RefHeading___Toc335_187563420"/>Введение<text:bookmark-end text:name="__RefHeading___Toc335_187563420"/></text:h>
      <text:p text:style-name="P13"><text:bibliography-mark text:identifier="вафыавфыв" text:bibliography-type="www" text:author="фывавы" text:url="фыввыфа">[вафыавфыв]</text:bibliography-mark></text:p>
      <text:p text:style-name="P14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le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2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Библиография1_Head">
            <text:p text:style-name="Bibliography_20_Heading">Список литературы</text:p>
          </text:index-title>
          <text:p text:style-name="P20">: , , </text:p>
          <text:p text:style-name="P20">вафыавфыв: фывавы, , , фыввыфа</text:p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Заголовок_20_2_20_Не_20_в_20_оглавление" style:display-name="Заголовок 2 Не в оглавление" style:family="paragraph" style:parent-style-name="Standard">
      <style:paragraph-properties fo:text-align="center" style:justify-single-word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12:58.637641537</meta:creation-date>
    <dc:date>2016-05-07T23:00:28.670292989</dc:date>
    <meta:editing-duration>PT13M39S</meta:editing-duration>
    <meta:editing-cycles>3</meta:editing-cycles>
    <meta:generator>LibreOffice/5.1.2.2$Linux_X86_64 LibreOffice_project/10m0$Build-2</meta:generator>
    <meta:document-statistic meta:table-count="1" meta:image-count="0" meta:object-count="0" meta:page-count="5" meta:paragraph-count="27" meta:word-count="94" meta:character-count="910" meta:non-whitespace-character-count="830"/>
  </office:meta>
</office:document-meta>
</file>